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super 58%" fo:font-size="16pt" officeooo:rsid="0006c4b9" officeooo:paragraph-rsid="0006c4b9" style:font-size-asian="14pt" style:font-size-complex="16pt"/>
    </style:style>
    <style:style style:name="P2" style:family="paragraph" style:parent-style-name="Standard">
      <style:text-properties style:text-position="super 58%" fo:font-size="26pt" fo:font-weight="bold" officeooo:rsid="0006c4b9" officeooo:paragraph-rsid="0006c4b9" style:font-size-asian="22.75pt" style:font-weight-asian="bold" style:font-size-complex="26pt" style:font-weight-complex="bold"/>
    </style:style>
    <style:style style:name="P3" style:family="paragraph" style:parent-style-name="Standard">
      <style:text-properties style:text-position="super 58%" fo:font-size="26pt" fo:font-weight="bold" officeooo:rsid="00079de3" officeooo:paragraph-rsid="00079de3" style:font-size-asian="22.75pt" style:font-weight-asian="bold" style:font-size-complex="26pt" style:font-weight-complex="bold"/>
    </style:style>
    <style:style style:name="P4" style:family="paragraph" style:parent-style-name="Standard">
      <style:text-properties officeooo:rsid="0006c4b9" officeooo:paragraph-rsid="0006c4b9"/>
    </style:style>
    <style:style style:name="P5" style:family="paragraph" style:parent-style-name="Standard">
      <style:text-properties style:text-position="super 58%" fo:font-size="26pt" fo:font-weight="bold" officeooo:rsid="0006c4b9" officeooo:paragraph-rsid="0006c4b9" style:font-size-asian="22.75pt" style:font-weight-asian="bold" style:font-size-complex="26pt" style:font-weight-complex="bold"/>
    </style:style>
    <style:style style:name="P6" style:family="paragraph" style:parent-style-name="Standard">
      <style:text-properties style:text-position="super 58%" fo:font-size="26pt" fo:font-weight="bold" officeooo:rsid="000affcd" officeooo:paragraph-rsid="000affcd" style:font-size-asian="22.75pt" style:font-weight-asian="bold" style:font-size-complex="26pt" style:font-weight-complex="bold"/>
    </style:style>
    <style:style style:name="P7" style:family="paragraph" style:parent-style-name="Standard">
      <style:text-properties style:text-position="super 58%" fo:font-size="26pt" fo:font-weight="bold" officeooo:rsid="000c9e5f" officeooo:paragraph-rsid="000c9e5f" style:font-size-asian="22.75pt" style:font-weight-asian="bold" style:font-size-complex="26pt" style:font-weight-complex="bold"/>
    </style:style>
    <style:style style:name="P8" style:family="paragraph" style:parent-style-name="Standard">
      <style:text-properties style:text-position="super 58%" fo:font-size="26pt" fo:font-weight="bold" officeooo:rsid="000ca67b" officeooo:paragraph-rsid="000ca67b" style:font-size-asian="22.75pt" style:font-weight-asian="bold" style:font-size-complex="26pt" style:font-weight-complex="bold"/>
    </style:style>
    <style:style style:name="P9" style:family="paragraph" style:parent-style-name="Standard">
      <style:text-properties style:text-position="super 58%" fo:font-size="26pt" fo:font-weight="bold" officeooo:rsid="00079de3" officeooo:paragraph-rsid="00079de3" style:font-size-asian="22.75pt" style:font-weight-asian="bold" style:font-size-complex="26pt" style:font-weight-complex="bold"/>
    </style:style>
    <style:style style:name="P10" style:family="paragraph" style:parent-style-name="Standard">
      <style:text-properties style:text-position="super 58%" fo:font-size="26pt" fo:font-weight="bold" officeooo:rsid="000de64c" officeooo:paragraph-rsid="000de64c" style:font-size-asian="22.75pt" style:font-weight-asian="bold" style:font-size-complex="26pt" style:font-weight-complex="bold"/>
    </style:style>
    <style:style style:name="P11" style:family="paragraph" style:parent-style-name="Standard">
      <style:text-properties style:text-position="super 58%" fo:font-size="26pt" fo:font-weight="bold" officeooo:rsid="0014714b" officeooo:paragraph-rsid="0014714b" style:font-size-asian="22.75pt" style:font-weight-asian="bold" style:font-size-complex="26pt" style:font-weight-complex="bold"/>
    </style:style>
    <style:style style:name="P12" style:family="paragraph" style:parent-style-name="Standard">
      <style:text-properties style:text-position="super 58%" fo:font-size="26pt" fo:font-weight="bold" officeooo:rsid="001595f1" officeooo:paragraph-rsid="001595f1" style:font-size-asian="22.75pt" style:font-weight-asian="bold" style:font-size-complex="26pt" style:font-weight-complex="bold"/>
    </style:style>
    <style:style style:name="P13" style:family="paragraph" style:parent-style-name="Standard">
      <style:text-properties style:text-position="super 58%" fo:font-size="26pt" fo:font-weight="bold" officeooo:rsid="00167794" officeooo:paragraph-rsid="00167794" style:font-size-asian="22.75pt" style:font-weight-asian="bold" style:font-size-complex="26pt" style:font-weight-complex="bold"/>
    </style:style>
    <style:style style:name="P14" style:family="paragraph" style:parent-style-name="Standard">
      <style:text-properties style:text-position="super 58%" fo:font-size="26pt" style:text-underline-style="solid" style:text-underline-width="auto" style:text-underline-color="font-color" fo:font-weight="bold" officeooo:rsid="001111df" officeooo:paragraph-rsid="001111df" style:font-size-asian="22.75pt" style:font-weight-asian="bold" style:font-size-complex="26pt" style:font-weight-complex="bold"/>
    </style:style>
    <style:style style:name="P15" style:family="paragraph" style:parent-style-name="Standard">
      <style:text-properties style:text-position="super 58%" fo:font-size="26pt" style:text-underline-style="none" fo:font-weight="bold" officeooo:rsid="00079de3" officeooo:paragraph-rsid="0012e9b8" style:font-size-asian="22.75pt" style:font-weight-asian="bold" style:font-size-complex="26pt" style:font-weight-complex="bold"/>
    </style:style>
    <style:style style:name="T1" style:family="text">
      <style:text-properties officeooo:rsid="000affcd"/>
    </style:style>
    <style:style style:name="T2" style:family="text">
      <style:text-properties officeooo:rsid="000c9e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2">Cloudera installation on google cloud</text:p>
      <text:p text:style-name="P2"/>
      <text:p text:style-name="P6">Home</text:p>
      <text:p text:style-name="P2">API</text:p>
      <text:p text:style-name="P2">CREDENTIALS</text:p>
      <text:p text:style-name="P2">CREATE</text:p>
      <text:p text:style-name="P2">SERVICE ACOUNT KEY</text:p>
      <text:p text:style-name="P2">NEW SERVICE ACOUNT</text:p>
      <text:p text:style-name="P2">P12</text:p>
      <text:p text:style-name="P2">CREATE</text:p>
      <text:p text:style-name="P2">HOM<text:span text:style-name="T1">E</text:span></text:p>
      <text:p text:style-name="P2">COMPUTE ENGINE</text:p>
      <text:p text:style-name="P2">CREATE INSTANCEs</text:p>
      <text:p text:style-name="P2">Give name node1 node2</text:p>
      <text:p text:style-name="P2">Select configuration <text:span text:style-name="T2">200GB 8 core 56 GB RAM</text:span></text:p>
      <text:p text:style-name="P2">Change- OS version</text:p>
      <text:p text:style-name="P2">Allow all HTTP traffic</text:p>
      <text:p text:style-name="P2">Allow API access</text:p>
      <text:p text:style-name="P2"/>
      <text:p text:style-name="P7">Access instance by SSH</text:p>
      <text:p text:style-name="P2">sudo -i</text:p>
      <text:p text:style-name="P2">change root password</text:p>
      <text:p text:style-name="P2">passwd</text:p>
      <text:p text:style-name="P2"><text:soft-page-break/>set the same password for root on all instances</text:p>
      <text:p text:style-name="P8">Make below changes in below config file</text:p>
      <text:p text:style-name="P2">nano /etc/ssh/sshd_config</text:p>
      <text:p text:style-name="P2">PermitRootLogin yes</text:p>
      <text:p text:style-name="P2">AuthorizedKeysFile /root/.ssh/authorized_keys</text:p>
      <text:p text:style-name="P2">ChallengeResponseAuthentication yes</text:p>
      <text:p text:style-name="P2">PasswordAuthentication yes</text:p>
      <text:p text:style-name="P2"/>
      <text:p text:style-name="P2">service ssh restart</text:p>
      <text:p text:style-name="P2">ssh-keygen </text:p>
      <text:p text:style-name="P2">ssh-copy-id <text:a xlink:type="simple" xlink:href="mailto:root@node1">root@node1</text:a></text:p>
      <text:p text:style-name="P3">yes</text:p>
      <text:p text:style-name="P3">give root password</text:p>
      <text:p text:style-name="P3">sysctl -w vm.swappiness=0</text:p>
      <text:p text:style-name="P10">Do above changes on all instances</text:p>
      <text:p text:style-name="P10"/>
      <text:p text:style-name="P14">loudera dowload and instalation</text:p>
      <text:p text:style-name="P15">wget http://archive.cloudera.com/cm5/installer/latest/cloudera-manager-installer.bin</text:p>
      <text:p text:style-name="P3">chmod u+x cloudera-manager-installer.bin </text:p>
      <text:p text:style-name="P3">./cloudera-manager-installer.bin </text:p>
      <text:p text:style-name="P3">Disable the google cloud firewall rule</text:p>
      <text:p text:style-name="P3">Allow internals rule </text:p>
      <text:p text:style-name="P3">install by root user and give root user password</text:p>
      <text:p text:style-name="P11"><text:soft-page-break/>continue installation by GUI.</text:p>
      <text:p text:style-name="P12">In case services are failed to start try <text:s/>to restart the cloudera services.</text:p>
      <text:p text:style-name="P13">Mostly problem come with oozie. </text:p>
      <text:p text:style-name="P3"/>
      <text:p text:style-name="P3"/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2:44:06.048083513</meta:creation-date>
    <dc:date>2016-02-29T17:12:53.382147662</dc:date>
    <meta:editing-duration>PT5M6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3" meta:paragraph-count="46" meta:word-count="149" meta:character-count="1115" meta:non-whitespace-character-count="1004"/>
  </office:meta>
</office:document-meta>
</file>